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2" style:family="table">
      <style:table-properties style:width="8.999cm" table:align="margins" style:may-break-between-rows="false"/>
    </style:style>
    <style:style style:name="Table192.A" style:family="table-column">
      <style:table-column-properties style:column-width="1.789cm" style:rel-column-width="13025*"/>
    </style:style>
    <style:style style:name="Table192.B" style:family="table-column">
      <style:table-column-properties style:column-width="4.8cm" style:rel-column-width="34952*"/>
    </style:style>
    <style:style style:name="Table192.C" style:family="table-column">
      <style:table-column-properties style:column-width="2.411cm" style:rel-column-width="17558*"/>
    </style:style>
    <style:style style:name="Table192.1" style:family="table-row">
      <style:table-row-properties style:min-row-height="0.803cm"/>
    </style:style>
    <style:style style:name="Table192.A1" style:family="table-cell">
      <style:table-cell-properties style:vertical-align="bottom" fo:padding="0cm" fo:border="none"/>
    </style:style>
    <style:style style:name="Table192.2" style:family="table-row">
      <style:table-row-properties style:min-row-height="1.838cm"/>
    </style:style>
    <style:style style:name="Table192.A2" style:family="table-cell">
      <style:table-cell-properties fo:padding="0cm" fo:border="none"/>
    </style:style>
    <style:style style:name="Table192.3" style:family="table-row">
      <style:table-row-properties style:min-row-height="0.534cm"/>
    </style:style>
    <style:style style:name="Table19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4" style:family="paragraph" style:parent-style-name="Standard">
      <style:text-properties fo:font-size="48pt" style:font-size-asian="48pt" style:font-size-complex="48pt"/>
    </style:style>
    <style:style style:name="P4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6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49" style:family="paragraph" style:parent-style-name="Standard" style:master-page-name="Standard">
      <style:paragraph-properties fo:text-align="center" style:justify-single-word="false" style:page-number="auto"/>
    </style:style>
    <style:style style:name="P50" style:family="paragraph" style:parent-style-name="Standard" style:master-page-name="Standard">
      <style:paragraph-properties style:page-number="1"/>
    </style:style>
    <style:style style:name="P51" style:family="paragraph" style:parent-style-name="Standard" style:master-page-name="Standard">
      <style:paragraph-properties fo:text-align="start" style:justify-single-word="false" style:page-number="1"/>
    </style:style>
    <style:style style:name="P52" style:family="paragraph" style:parent-style-name="Frame_20_contents" style:list-style-name="L1">
      <style:paragraph-properties fo:margin-top="0cm" fo:margin-bottom="0cm" fo:text-align="center" style:justify-single-word="false"/>
      <style:text-properties fo:font-size="48pt" style:font-size-asian="48pt" style:font-size-complex="48pt"/>
    </style:style>
    <style:style style:name="P53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54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Verdana1" fo:font-size="14pt" style:font-size-asian="14pt" style:font-size-complex="14pt"/>
    </style:style>
    <style:style style:name="T5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6" style:family="text">
      <style:text-properties style:font-name="Verdana1" fo:font-size="6pt" style:font-size-asian="6pt" style:font-size-complex="6pt"/>
    </style:style>
    <style:style style:name="T7" style:family="text">
      <style:text-properties style:font-name="Verdana1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Verdana2" style:font-name-asian="Verdana2" style:font-name-complex="Verdana2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Green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4">Couscou</text:span><text:span text:style-name="T4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9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5"/>
              </table:table-cell>
              <table:table-cell table:style-name="Table64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5">also open Saturdays at the Halifax Seaport Market </text:span><text:span text:style-name="T6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6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6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6">Prana Biovegetaliens Organic</text:p>
                <text:p text:style-name="P15">Dark Chocolate Chips</text:p>
                <text:p text:style-name="P7">Certified Organic <text:span text:style-name="T22">• 70% Dark Chocolate</text:span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300g</text:p>
              </table:table-cell>
              <table:table-cell table:style-name="Table166.A1" office:value-type="string">
                <text:p text:style-name="P24"><text:s/></text:p>
                <text:p text:style-name="P25">http://thegrainery.ca</text:p>
              </table:table-cell>
              <table:table-cell table:style-name="Table166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5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49"><text:soft-page-break/>The Grainery Food Co-op</text:p>
      <text:p text:style-name="P39"/>
      <text:p text:style-name="P35"><text:tab/><text:tab/>Imported Organic<text:tab/></text:p>
      <text:p text:style-name="P41">Sun-Dried Tomatoes</text:p>
      <text:p text:style-name="P41"/>
      <text:p text:style-name="P40"><text:s text:c="4"/>227 g.<text:tab/>http://thegrainery.ca<text:tab/> <text:s text:c="6"/><text:span text:style-name="T10">$4.50</text:span></text:p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ext:soft-page-break/>
        <table:table-row table:style-name="Table186.2">
          <table:table-cell table:style-name="Table186.A2" table:number-columns-spanned="3" office:value-type="string">
            <text:list xml:id="list38261902" text:style-name="L1">
              <text:list-header>
                <text:p text:style-name="P52"><text:span text:style-name="T7">$8.50 <text:s text:c="6"/>$8.50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Standard"><text:tab/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50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50"/>
      <text:p text:style-name="P42"><text:soft-page-break/><text:a xlink:type="simple" xlink:href="http://thegrainery.ca/preorders">http:thegrainery.ca/preorders</text:a></text:p>
      <text:p text:style-name="P42"/>
      <text:p text:style-name="P35"><text:span text:style-name="T1"><text:s text:c="5"/></text:span><text:span text:style-name="T12">H</text:span><text:span text:style-name="T10">ardy </text:span><text:span text:style-name="T12">R</text:span><text:span text:style-name="T10">ose c/o Greg @ MHFM</text:span><text:span text:style-name="T21"> </text:span><text:span text:style-name="T17"><text:s text:c="4"/></text:span></text:p>
      <text:p text:style-name="P43"><text:s text:c="23"/></text:p>
      <text:p text:style-name="P35"><text:span text:style-name="T1"><text:s text:c="4"/></text:span><text:span text:style-name="T17"><text:s/>8</text:span><text:span text:style-name="T10"> kg </text:span><text:span text:style-name="T13">Organic </text:span><text:span text:style-name="T10">New Found Oatmeal</text:span><text:span text:style-name="T17"> </text:span><text:span text:style-name="T10"><text:s text:c="72"/><text:tab/><text:tab/> <text:s text:c="12"/>$23.93</text:span></text:p>
      <text:p text:style-name="P51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50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50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50"/>
      <text:p text:style-name="P44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Flakes</text:p>
      <text:p text:style-name="Standard"/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short grain brown rice</text:p>
      <text:p text:style-name="P50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50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50"/>
      <text:p text:style-name="Standard"><text:soft-page-break/></text:p>
      <text:p text:style-name="P50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50"/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50"/>
      <text:p text:style-name="Standard"><text:soft-page-break/></text:p>
      <table:table table:name="Table192" table:style-name="Table192">
        <table:table-column table:style-name="Table192.A"/>
        <table:table-column table:style-name="Table192.B"/>
        <table:table-column table:style-name="Table192.C"/>
        <table:table-row table:style-name="Table192.1">
          <table:table-cell table:style-name="Table19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92.2">
          <table:table-cell table:style-name="Table192.A2" table:number-columns-spanned="3" office:value-type="string">
            <text:p text:style-name="P6">Speerville Imported Organic</text:p>
            <text:p text:style-name="P15">White Basmati Rice</text:p>
            <text:p text:style-name="P9">Aromatic white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92.3">
          <table:table-cell table:style-name="Table192.A1" office:value-type="string">
            <text:p text:style-name="P3"><text:s text:c="3"/>750g</text:p>
          </table:table-cell>
          <table:table-cell table:style-name="Table192.A1" office:value-type="string">
            <text:p text:style-name="P24"/>
            <text:p text:style-name="P25">http://thegrainery.ca</text:p>
          </table:table-cell>
          <table:table-cell table:style-name="Table192.C3" office:value-type="currency" office:currency="CAD" office:value="6.75">
            <text:p text:style-name="P14">$6.75</text:p>
          </table:table-cell>
        </table:table-row>
      </table:table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ext:soft-page-break/>
        <table:table-row table:style-name="Table169.1">
          <table:table-cell table:style-name="Table16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50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7">$5.00</text:p>
          </table:table-cell>
        </table:table-row>
      </table:table>
      <text:p text:style-name="P9"><text:soft-page-break/></text:p>
      <text:p text:style-name="P54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7">$9.45</text:p>
          </table:table-cell>
        </table:table-row>
      </table:table>
      <text:p text:style-name="P9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New Found Oatmeal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Standard"/>
      <text:p text:style-name="Standard"/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50"/>
      <text:p text:style-name="Standard"><text:soft-page-break/></text:p>
      <text:p text:style-name="P50"/>
      <text:p text:style-name="P35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><text:soft-page-break/></text:p>
      <text:p text:style-name="P50"/>
      <text:p text:style-name="Standard"/>
      <text:p text:style-name="Standard"><text:tab/></text:p>
      <text:p text:style-name="P45"><text:tab/>Grainery Food Co-Op</text:p>
      <text:p text:style-name="P48"><text:tab/>2385 Agricola Street <text:s text:c="23"/><text:tab/>Halifax, NS <text:s text:c="2"/>B3K4B8</text:p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ext:p text:style-name="Standard"/>
      <text:p text:style-name="P50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50"/>
      <text:p text:style-name="Standard"/>
      <text:p text:style-name="P50"/>
      <text:p text:style-name="Standard"/>
      <text:p text:style-name="P50"/>
      <text:p text:style-name="Standard"/>
      <text:p text:style-name="Standard"/>
      <text:p text:style-name="P50"/>
      <text:p text:style-name="Standard"/>
      <text:p text:style-name="P5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1-24T19:50:22.62</dc:date>
    <dc:creator>2385 Agricola Grainery Food Coop</dc:creator>
    <meta:editing-duration>PT1130H10M43S</meta:editing-duration>
    <meta:editing-cycles>298</meta:editing-cycles>
    <meta:generator>OpenOffice.org/3.2$Win32 OpenOffice.org_project/320m12$Build-9483</meta:generator>
    <meta:printed-by>2385 Agricola Grainery Food Coop</meta:printed-by>
    <meta:print-date>2011-11-24T19:46:43.83</meta:print-date>
    <meta:document-statistic meta:table-count="192" meta:image-count="0" meta:object-count="0" meta:page-count="371" meta:paragraph-count="1781" meta:word-count="8478" meta:character-count="62276"/>
    <meta:user-defined meta:name="Info 1"/>
    <meta:user-defined meta:name="Info 2"/>
    <meta:user-defined meta:name="Info 3"/>
    <meta:user-defined meta:name="Info 4"/>
  </office:meta>
</office:document-meta>
</file>